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977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shapes>
          <draw:frame draw:z-index="0" draw:style-name="gr1" draw:text-style-name="P1" svg:width="16.01cm" svg:height="8.999cm" svg:x="16.983cm" svg:y="9.322cm">
            <draw:object draw:notify-on-update-of-ranges="Folha1.A2:Folha1.A2 Folha1.A3:Folha1.A8 Folha1.B2:Folha1.B2 Folha1.B3:Folha1.B8 Folha1.C2:Folha1.C2 Folha1.C3:Folha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2"/>
          <table:table-cell table:style-name="ce2" office:value-type="string" calcext:value-type="string" table:number-columns-spanned="2" table:number-rows-spanned="1">
            <text:p>Thoughput (ops/sec) 1x</text:p>
          </table:table-cell>
          <table:covered-table-cell/>
          <table:table-cell table:style-name="ce2"/>
          <table:table-cell table:style-name="ce2" office:value-type="string" calcext:value-type="string">
            <text:p>Thoughput (ops/sec) 10x</text:p>
          </table:table-cell>
          <table:table-cell/>
        </table:table-row>
        <table:table-row table:style-name="ro1">
          <table:table-cell office:value-type="string" calcext:value-type="string">
            <text:p>Workload </text:p>
          </table:table-cell>
          <table:table-cell office:value-type="string" calcext:value-type="string">
            <text:p>Neo4j</text:p>
          </table:table-cell>
          <table:table-cell office:value-type="string" calcext:value-type="string">
            <text:p>Memgraph</text:p>
          </table:table-cell>
          <table:table-cell office:value-type="string" calcext:value-type="string">
            <text:p>Workload </text:p>
          </table:table-cell>
          <table:table-cell office:value-type="string" calcext:value-type="string">
            <text:p>Neo4j</text:p>
          </table:table-cell>
          <table:table-cell office:value-type="string" calcext:value-type="string">
            <text:p>Memgraph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45.93801340151" calcext:value-type="float">
            <text:p>1845,93801340151</text:p>
          </table:table-cell>
          <table:table-cell office:value-type="float" office:value="456.135709496289" calcext:value-type="float">
            <text:p>456,135709496289</text:p>
          </table:table-cell>
          <table:table-cell office:value-type="string" calcext:value-type="string">
            <text:p>A</text:p>
          </table:table-cell>
          <table:table-cell office:value-type="float" office:value="48.3924277464759" calcext:value-type="float">
            <text:p>48,3924277464759</text:p>
          </table:table-cell>
          <table:table-cell office:value-type="float" office:value="70.8402933921591" calcext:value-type="float">
            <text:p>70,840293392159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163.56555603635" calcext:value-type="float">
            <text:p>2163,56555603635</text:p>
          </table:table-cell>
          <table:table-cell office:value-type="float" office:value="503.514531429377" calcext:value-type="float">
            <text:p>503,514531429377</text:p>
          </table:table-cell>
          <table:table-cell office:value-type="string" calcext:value-type="string">
            <text:p>B</text:p>
          </table:table-cell>
          <table:table-cell office:value-type="float" office:value="50.9117272108927" calcext:value-type="float">
            <text:p>50,9117272108927</text:p>
          </table:table-cell>
          <table:table-cell office:value-type="float" office:value="72.8626117165994" calcext:value-type="float">
            <text:p>72,862611716599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253.06416726748" calcext:value-type="float">
            <text:p>2253,06416726748</text:p>
          </table:table-cell>
          <table:table-cell office:value-type="float" office:value="520.529691013575" calcext:value-type="float">
            <text:p>520,529691013575</text:p>
          </table:table-cell>
          <table:table-cell office:value-type="string" calcext:value-type="string">
            <text:p>C</text:p>
          </table:table-cell>
          <table:table-cell office:value-type="float" office:value="52.0134402729665" calcext:value-type="float">
            <text:p>52,0134402729665</text:p>
          </table:table-cell>
          <table:table-cell office:value-type="float" office:value="72.9876395432434" calcext:value-type="float">
            <text:p>72,987639543243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71.75392529875" calcext:value-type="float">
            <text:p>1071,75392529875</text:p>
          </table:table-cell>
          <table:table-cell office:value-type="float" office:value="431.87030071129" calcext:value-type="float">
            <text:p>431,87030071129</text:p>
          </table:table-cell>
          <table:table-cell office:value-type="string" calcext:value-type="string">
            <text:p>D</text:p>
          </table:table-cell>
          <table:table-cell office:value-type="float" office:value="53.4128115969897" calcext:value-type="float">
            <text:p>53,4128115969897</text:p>
          </table:table-cell>
          <table:table-cell office:value-type="float" office:value="75.0667906770049" calcext:value-type="float">
            <text:p>75,066790677004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38.948805400826" calcext:value-type="float">
            <text:p>438,948805400826</text:p>
          </table:table-cell>
          <table:table-cell office:value-type="float" office:value="174.407146507235" calcext:value-type="float">
            <text:p>174,407146507235</text:p>
          </table:table-cell>
          <table:table-cell office:value-type="string" calcext:value-type="string">
            <text:p>E</text:p>
          </table:table-cell>
          <table:table-cell office:value-type="float" office:value="44.1657487551884" calcext:value-type="float">
            <text:p>44,1657487551884</text:p>
          </table:table-cell>
          <table:table-cell office:value-type="float" office:value="31.1002716297724" calcext:value-type="float">
            <text:p>31,100271629772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31.292571095386" calcext:value-type="float">
            <text:p>331,292571095386</text:p>
          </table:table-cell>
          <table:table-cell office:value-type="float" office:value="180.769390680615" calcext:value-type="float">
            <text:p>180,769390680615</text:p>
          </table:table-cell>
          <table:table-cell office:value-type="string" calcext:value-type="string">
            <text:p>F</text:p>
          </table:table-cell>
          <table:table-cell office:value-type="float" office:value="31.1581904444685" calcext:value-type="float">
            <text:p>31,1581904444685</text:p>
          </table:table-cell>
          <table:table-cell office:value-type="float" office:value="43.7161336577071" calcext:value-type="float">
            <text:p>43,716133657707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3" table:number-rows-spanned="1">
            <text:p>Execution time (ms) 1x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ecution time (ms) 1x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Workload </text:p>
          </table:table-cell>
          <table:table-cell office:value-type="string" calcext:value-type="string">
            <text:p>Neo4j</text:p>
          </table:table-cell>
          <table:table-cell office:value-type="string" calcext:value-type="string">
            <text:p>Memgraph</text:p>
          </table:table-cell>
          <table:table-cell office:value-type="string" calcext:value-type="string">
            <text:p>Workload </text:p>
          </table:table-cell>
          <table:table-cell office:value-type="string" calcext:value-type="string">
            <text:p>Neo4j</text:p>
          </table:table-cell>
          <table:table-cell office:value-type="string" calcext:value-type="string">
            <text:p>Memgraph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4173" calcext:value-type="float">
            <text:p>54173</text:p>
          </table:table-cell>
          <table:table-cell office:value-type="float" office:value="219233" calcext:value-type="float">
            <text:p>219233</text:p>
          </table:table-cell>
          <table:table-cell office:value-type="string" calcext:value-type="string">
            <text:p>A</text:p>
          </table:table-cell>
          <table:table-cell office:value-type="float" office:value="2066439" calcext:value-type="float">
            <text:p>2066439</text:p>
          </table:table-cell>
          <table:table-cell office:value-type="float" office:value="1411626" calcext:value-type="float">
            <text:p>141162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6220" calcext:value-type="float">
            <text:p>46220</text:p>
          </table:table-cell>
          <table:table-cell office:value-type="float" office:value="198604" calcext:value-type="float">
            <text:p>198604</text:p>
          </table:table-cell>
          <table:table-cell office:value-type="string" calcext:value-type="string">
            <text:p>B</text:p>
          </table:table-cell>
          <table:table-cell office:value-type="float" office:value="1964184" calcext:value-type="float">
            <text:p>1964184</text:p>
          </table:table-cell>
          <table:table-cell office:value-type="float" office:value="1372446" calcext:value-type="float">
            <text:p>137244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4384" calcext:value-type="float">
            <text:p>44384</text:p>
          </table:table-cell>
          <table:table-cell office:value-type="float" office:value="192112" calcext:value-type="float">
            <text:p>192112</text:p>
          </table:table-cell>
          <table:table-cell office:value-type="string" calcext:value-type="string">
            <text:p>C</text:p>
          </table:table-cell>
          <table:table-cell office:value-type="float" office:value="1922580" calcext:value-type="float">
            <text:p>1922580</text:p>
          </table:table-cell>
          <table:table-cell office:value-type="float" office:value="1370095" calcext:value-type="float">
            <text:p>137009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3305" calcext:value-type="float">
            <text:p>93305</text:p>
          </table:table-cell>
          <table:table-cell office:value-type="float" office:value="231551" calcext:value-type="float">
            <text:p>231551</text:p>
          </table:table-cell>
          <table:table-cell office:value-type="string" calcext:value-type="string">
            <text:p>D</text:p>
          </table:table-cell>
          <table:table-cell office:value-type="float" office:value="1872210" calcext:value-type="float">
            <text:p>1872210</text:p>
          </table:table-cell>
          <table:table-cell office:value-type="float" office:value="1332147" calcext:value-type="float">
            <text:p>133214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27817" calcext:value-type="float">
            <text:p>227817</text:p>
          </table:table-cell>
          <table:table-cell office:value-type="float" office:value="573371" calcext:value-type="float">
            <text:p>573371</text:p>
          </table:table-cell>
          <table:table-cell office:value-type="string" calcext:value-type="string">
            <text:p>E</text:p>
          </table:table-cell>
          <table:table-cell office:value-type="float" office:value="2264198" calcext:value-type="float">
            <text:p>2264198</text:p>
          </table:table-cell>
          <table:table-cell office:value-type="float" office:value="3215406" calcext:value-type="float">
            <text:p>321540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01848" calcext:value-type="float">
            <text:p>301848</text:p>
          </table:table-cell>
          <table:table-cell office:value-type="float" office:value="553191" calcext:value-type="float">
            <text:p>553191</text:p>
          </table:table-cell>
          <table:table-cell office:value-type="string" calcext:value-type="string">
            <text:p>F</text:p>
          </table:table-cell>
          <table:table-cell office:value-type="float" office:value="3209429" calcext:value-type="float">
            <text:p>3209429</text:p>
          </table:table-cell>
          <table:table-cell office:value-type="float" office:value="2287485" calcext:value-type="float">
            <text:p>228748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>
            <draw:frame draw:z-index="2" draw:style-name="gr1" draw:text-style-name="P1" svg:width="16.01cm" svg:height="8.999cm" svg:x="0.292cm" svg:y="0.033cm">
              <draw:object draw:notify-on-update-of-ranges="Folha1.A11:Folha1.A11 Folha1.A12:Folha1.A17 Folha1.B11:Folha1.B11 Folha1.B12:Folha1.B17 Folha1.C11:Folha1.C11 Folha1.C12:Folha1.C1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21">
          <table:table-cell table:number-columns-repeated="6"/>
        </table:table-row>
        <table:table-row table:style-name="ro1">
          <table:table-cell>
            <draw:frame draw:z-index="3" draw:style-name="gr1" draw:text-style-name="P1" svg:width="16.01cm" svg:height="8.999cm" svg:x="0.626cm" svg:y="0.098cm">
              <draw:object draw:notify-on-update-of-ranges="Folha1.D11:Folha1.D11 Folha1.D12:Folha1.D17 Folha1.E11:Folha1.E11 Folha1.E12:Folha1.E17 Folha1.F11:Folha1.F11 Folha1.F12:Folha1.F1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5"/>
          <table:table-cell>
            <draw:frame draw:z-index="1" draw:style-name="gr1" draw:text-style-name="P1" svg:width="16.01cm" svg:height="8.999cm" svg:x="1.877cm" svg:y="0.002cm">
              <draw:object draw:notify-on-update-of-ranges="Folha1.D2:Folha1.D2 Folha1.D3:Folha1.D8 Folha1.E2:Folha1.E2 Folha1.E3:Folha1.E8 Folha1.F2:Folha1.F2 Folha1.F3:Folha1.F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6">00-00-0000</text:date>, <text:time style:data-style-name="N2" text:time-value="15:35:27.16074505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6T15:02:24.292563041</meta:creation-date>
    <dc:date>2026-04-06T16:31:28.674332582</dc:date>
    <meta:editing-duration>PT1H37S</meta:editing-duration>
    <meta:editing-cycles>10</meta:editing-cycles>
    <meta:generator>LibreOffice/24.2.5.2$MacOSX_X86_64 LibreOffice_project/bffef4ea93e59bebbeaf7f431bb02b1a39ee8a59</meta:generator>
    <meta:document-statistic meta:table-count="1" meta:cell-count="88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983b0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542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bar" chart:style-name="ch1">
        <chart:title svg:x="3.844cm" svg:y="0.315cm" chart:style-name="ch2">
          <text:p>Throughput results - 10,000 records (1x)</text:p>
        </chart:title>
        <chart:legend chart:legend-position="end" svg:x="13.549cm" svg:y="3.952cm" style:legend-expansion="high" chart:style-name="ch3"/>
        <chart:plot-area chart:style-name="ch4" table:cell-range-address="Folha1.A2:Folha1.C8" chart:data-source-has-labels="both" svg:x="1.299cm" svg:y="1.288cm" svg:width="11.93cm" svg:height="6.583cm">
          <chart:coordinate-region svg:x="2.344cm" svg:y="1.487cm" svg:width="10.885cm" svg:height="5.737cm"/>
          <chart:axis chart:dimension="x" chart:name="primary-x" chart:style-name="ch5" chartooo:axis-type="auto">
            <chartooo:date-scale/>
            <chart:title svg:x="6.463cm" svg:y="8.051cm" chart:style-name="ch6">
              <text:p>Workloads</text:p>
            </chart:title>
            <chart:categories table:cell-range-address="Folha1.A3:Folha1.A8"/>
          </chart:axis>
          <chart:axis chart:dimension="y" chart:name="primary-y" chart:style-name="ch7">
            <chart:title svg:x="0.451cm" svg:y="6.144cm" chart:style-name="ch8">
              <text:p>Throughput (ops/sec)</text:p>
            </chart:title>
            <chart:grid chart:style-name="ch9" chart:class="major"/>
          </chart:axis>
          <chart:series chart:style-name="ch10" chart:values-cell-range-address="Folha1.B3:Folha1.B8" chart:label-cell-address="Folha1.B2:Folha1.B2" chart:class="chart:bar">
            <chart:data-point chart:repeated="3"/>
            <chart:data-point chart:style-name="ch11"/>
            <chart:data-point chart:repeated="2"/>
          </chart:series>
          <chart:series chart:style-name="ch12" chart:values-cell-range-address="Folha1.C3:Folha1.C8" chart:label-cell-address="Folha1.C2:Folha1.C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o4j</text:p>
                <draw:g>
                  <svg:desc>Folha1.B2:Folha1.B2</svg:desc>
                </draw:g>
              </table:table-cell>
              <table:table-cell office:value-type="string">
                <text:p>Memgraph</text:p>
                <draw:g>
                  <svg:desc>Folha1.C2:Folh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Folha1.A3:Folha1.A8</svg:desc>
                </draw:g>
              </table:table-cell>
              <table:table-cell office:value-type="float" office:value="1845.93801340151">
                <text:p>1845.93801340151</text:p>
                <draw:g>
                  <svg:desc>Folha1.B3:Folha1.B8</svg:desc>
                </draw:g>
              </table:table-cell>
              <table:table-cell office:value-type="float" office:value="456.135709496289">
                <text:p>456.135709496289</text:p>
                <draw:g>
                  <svg:desc>Folha1.C3:Folha1.C8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163.56555603635">
                <text:p>2163.56555603635</text:p>
              </table:table-cell>
              <table:table-cell office:value-type="float" office:value="503.514531429377">
                <text:p>503.51453142937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253.06416726748">
                <text:p>2253.06416726748</text:p>
              </table:table-cell>
              <table:table-cell office:value-type="float" office:value="520.529691013575">
                <text:p>520.52969101357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071.75392529875">
                <text:p>1071.75392529875</text:p>
              </table:table-cell>
              <table:table-cell office:value-type="float" office:value="431.87030071129">
                <text:p>431.8703007112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38.948805400826">
                <text:p>438.948805400826</text:p>
              </table:table-cell>
              <table:table-cell office:value-type="float" office:value="174.407146507235">
                <text:p>174.40714650723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31.292571095386">
                <text:p>331.292571095386</text:p>
              </table:table-cell>
              <table:table-cell office:value-type="float" office:value="180.769390680615">
                <text:p>180.7693906806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MacOSX_X86_64 LibreOffice_project/bffef4ea93e59bebbeaf7f431bb02b1a39ee8a5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983b0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542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bar" chart:style-name="ch1">
        <chart:title svg:x="3.586cm" svg:y="0.315cm" chart:style-name="ch2">
          <text:p>Throughput results - 100,000 records (10x)</text:p>
        </chart:title>
        <chart:legend chart:legend-position="end" svg:x="13.549cm" svg:y="3.952cm" style:legend-expansion="high" chart:style-name="ch3"/>
        <chart:plot-area chart:style-name="ch4" table:cell-range-address="Folha1.D2:Folha1.F8" chart:data-source-has-labels="both" svg:x="1.299cm" svg:y="1.288cm" svg:width="11.93cm" svg:height="6.583cm">
          <chart:coordinate-region svg:x="1.947cm" svg:y="1.487cm" svg:width="11.282cm" svg:height="5.737cm"/>
          <chart:axis chart:dimension="x" chart:name="primary-x" chart:style-name="ch5" chartooo:axis-type="auto">
            <chartooo:date-scale/>
            <chart:title svg:x="6.463cm" svg:y="8.051cm" chart:style-name="ch6">
              <text:p>Workloads</text:p>
            </chart:title>
            <chart:categories table:cell-range-address="Folha1.D3:Folha1.D8"/>
          </chart:axis>
          <chart:axis chart:dimension="y" chart:name="primary-y" chart:style-name="ch7">
            <chart:title svg:x="0.451cm" svg:y="6.144cm" chart:style-name="ch8">
              <text:p>Throughput (ops/sec)</text:p>
            </chart:title>
            <chart:grid chart:style-name="ch9" chart:class="major"/>
          </chart:axis>
          <chart:series chart:style-name="ch10" chart:values-cell-range-address="Folha1.E3:Folha1.E8" chart:label-cell-address="Folha1.E2:Folha1.E2" chart:class="chart:bar">
            <chart:data-point chart:repeated="3"/>
            <chart:data-point chart:style-name="ch11"/>
            <chart:data-point chart:repeated="2"/>
          </chart:series>
          <chart:series chart:style-name="ch12" chart:values-cell-range-address="Folha1.F3:Folha1.F8" chart:label-cell-address="Folha1.F2:Folha1.F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o4j</text:p>
                <draw:g>
                  <svg:desc>Folha1.E2:Folha1.E2</svg:desc>
                </draw:g>
              </table:table-cell>
              <table:table-cell office:value-type="string">
                <text:p>Memgraph</text:p>
                <draw:g>
                  <svg:desc>Folha1.F2:Folha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Folha1.D3:Folha1.D8</svg:desc>
                </draw:g>
              </table:table-cell>
              <table:table-cell office:value-type="float" office:value="48.3924277464759">
                <text:p>48.3924277464759</text:p>
                <draw:g>
                  <svg:desc>Folha1.E3:Folha1.E8</svg:desc>
                </draw:g>
              </table:table-cell>
              <table:table-cell office:value-type="float" office:value="70.8402933921591">
                <text:p>70.8402933921591</text:p>
                <draw:g>
                  <svg:desc>Folha1.F3:Folha1.F8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50.9117272108927">
                <text:p>50.9117272108927</text:p>
              </table:table-cell>
              <table:table-cell office:value-type="float" office:value="72.8626117165994">
                <text:p>72.862611716599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2.0134402729665">
                <text:p>52.0134402729665</text:p>
              </table:table-cell>
              <table:table-cell office:value-type="float" office:value="72.9876395432434">
                <text:p>72.987639543243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53.4128115969897">
                <text:p>53.4128115969897</text:p>
              </table:table-cell>
              <table:table-cell office:value-type="float" office:value="75.0667906770049">
                <text:p>75.066790677004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4.1657487551884">
                <text:p>44.1657487551884</text:p>
              </table:table-cell>
              <table:table-cell office:value-type="float" office:value="31.1002716297724">
                <text:p>31.100271629772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1.1581904444685">
                <text:p>31.1581904444685</text:p>
              </table:table-cell>
              <table:table-cell office:value-type="float" office:value="43.7161336577071">
                <text:p>43.71613365770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MacOSX_X86_64 LibreOffice_project/bffef4ea93e59bebbeaf7f431bb02b1a39ee8a59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983b0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542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bar" chart:style-name="ch1">
        <chart:title svg:x="3.516cm" svg:y="0.315cm" chart:style-name="ch2">
          <text:p>Execution time results - 10,000 records (1x)</text:p>
        </chart:title>
        <chart:legend chart:legend-position="end" svg:x="13.549cm" svg:y="3.952cm" style:legend-expansion="high" chart:style-name="ch3"/>
        <chart:plot-area chart:style-name="ch4" table:cell-range-address="Folha1.A11:Folha1.C17" chart:data-source-has-labels="both" svg:x="1.299cm" svg:y="1.288cm" svg:width="11.93cm" svg:height="6.583cm">
          <chart:coordinate-region svg:x="2.741cm" svg:y="1.487cm" svg:width="10.488cm" svg:height="5.737cm"/>
          <chart:axis chart:dimension="x" chart:name="primary-x" chart:style-name="ch5" chartooo:axis-type="auto">
            <chartooo:date-scale/>
            <chart:title svg:x="6.463cm" svg:y="8.051cm" chart:style-name="ch6">
              <text:p>Workloads</text:p>
            </chart:title>
            <chart:categories table:cell-range-address="Folha1.A12:Folha1.A17"/>
          </chart:axis>
          <chart:axis chart:dimension="y" chart:name="primary-y" chart:style-name="ch7">
            <chart:title svg:x="0.451cm" svg:y="6.085cm" chart:style-name="ch8">
              <text:p>Execution Time (ms)</text:p>
            </chart:title>
            <chart:grid chart:style-name="ch9" chart:class="major"/>
          </chart:axis>
          <chart:series chart:style-name="ch10" chart:values-cell-range-address="Folha1.B12:Folha1.B17" chart:label-cell-address="Folha1.B11:Folha1.B11" chart:class="chart:bar">
            <chart:data-point chart:repeated="3"/>
            <chart:data-point chart:style-name="ch11"/>
            <chart:data-point chart:repeated="2"/>
          </chart:series>
          <chart:series chart:style-name="ch12" chart:values-cell-range-address="Folha1.C12:Folha1.C17" chart:label-cell-address="Folha1.C11:Folha1.C1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o4j</text:p>
                <draw:g>
                  <svg:desc>Folha1.B11:Folha1.B11</svg:desc>
                </draw:g>
              </table:table-cell>
              <table:table-cell office:value-type="string">
                <text:p>Memgraph</text:p>
                <draw:g>
                  <svg:desc>Folha1.C11:Folha1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Folha1.A12:Folha1.A17</svg:desc>
                </draw:g>
              </table:table-cell>
              <table:table-cell office:value-type="float" office:value="54173">
                <text:p>54173</text:p>
                <draw:g>
                  <svg:desc>Folha1.B12:Folha1.B17</svg:desc>
                </draw:g>
              </table:table-cell>
              <table:table-cell office:value-type="float" office:value="219233">
                <text:p>219233</text:p>
                <draw:g>
                  <svg:desc>Folha1.C12:Folha1.C17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6220">
                <text:p>46220</text:p>
              </table:table-cell>
              <table:table-cell office:value-type="float" office:value="198604">
                <text:p>19860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4384">
                <text:p>44384</text:p>
              </table:table-cell>
              <table:table-cell office:value-type="float" office:value="192112">
                <text:p>19211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3305">
                <text:p>93305</text:p>
              </table:table-cell>
              <table:table-cell office:value-type="float" office:value="231551">
                <text:p>23155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27817">
                <text:p>227817</text:p>
              </table:table-cell>
              <table:table-cell office:value-type="float" office:value="573371">
                <text:p>573371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01848">
                <text:p>301848</text:p>
              </table:table-cell>
              <table:table-cell office:value-type="float" office:value="553191">
                <text:p>5531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MacOSX_X86_64 LibreOffice_project/bffef4ea93e59bebbeaf7f431bb02b1a39ee8a59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983b0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542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bar" chart:style-name="ch1">
        <chart:title svg:x="3.258cm" svg:y="0.315cm" chart:style-name="ch2">
          <text:p>Execution time results - 100,000 records (10x)</text:p>
        </chart:title>
        <chart:legend chart:legend-position="end" svg:x="13.549cm" svg:y="3.952cm" style:legend-expansion="high" chart:style-name="ch3"/>
        <chart:plot-area chart:style-name="ch4" table:cell-range-address="Folha1.D11:Folha1.F17" chart:data-source-has-labels="both" svg:x="1.299cm" svg:y="1.288cm" svg:width="11.93cm" svg:height="6.583cm">
          <chart:coordinate-region svg:x="2.939cm" svg:y="1.487cm" svg:width="10.29cm" svg:height="5.737cm"/>
          <chart:axis chart:dimension="x" chart:name="primary-x" chart:style-name="ch5" chartooo:axis-type="auto">
            <chartooo:date-scale/>
            <chart:title svg:x="6.463cm" svg:y="8.051cm" chart:style-name="ch6">
              <text:p>Workloads</text:p>
            </chart:title>
            <chart:categories table:cell-range-address="Folha1.D12:Folha1.D17"/>
          </chart:axis>
          <chart:axis chart:dimension="y" chart:name="primary-y" chart:style-name="ch7">
            <chart:title svg:x="0.451cm" svg:y="6.085cm" chart:style-name="ch8">
              <text:p>Execution Time (ms)</text:p>
            </chart:title>
            <chart:grid chart:style-name="ch9" chart:class="major"/>
          </chart:axis>
          <chart:series chart:style-name="ch10" chart:values-cell-range-address="Folha1.E12:Folha1.E17" chart:label-cell-address="Folha1.E11:Folha1.E11" chart:class="chart:bar">
            <chart:data-point chart:repeated="3"/>
            <chart:data-point chart:style-name="ch11"/>
            <chart:data-point chart:repeated="2"/>
          </chart:series>
          <chart:series chart:style-name="ch12" chart:values-cell-range-address="Folha1.F12:Folha1.F17" chart:label-cell-address="Folha1.F11:Folha1.F1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o4j</text:p>
                <draw:g>
                  <svg:desc>Folha1.E11:Folha1.E11</svg:desc>
                </draw:g>
              </table:table-cell>
              <table:table-cell office:value-type="string">
                <text:p>Memgraph</text:p>
                <draw:g>
                  <svg:desc>Folha1.F11:Folha1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Folha1.D12:Folha1.D17</svg:desc>
                </draw:g>
              </table:table-cell>
              <table:table-cell office:value-type="float" office:value="2066439">
                <text:p>2066439</text:p>
                <draw:g>
                  <svg:desc>Folha1.E12:Folha1.E17</svg:desc>
                </draw:g>
              </table:table-cell>
              <table:table-cell office:value-type="float" office:value="1411626">
                <text:p>1411626</text:p>
                <draw:g>
                  <svg:desc>Folha1.F12:Folha1.F17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964184">
                <text:p>1964184</text:p>
              </table:table-cell>
              <table:table-cell office:value-type="float" office:value="1372446">
                <text:p>137244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922580">
                <text:p>1922580</text:p>
              </table:table-cell>
              <table:table-cell office:value-type="float" office:value="1370095">
                <text:p>137009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872210">
                <text:p>1872210</text:p>
              </table:table-cell>
              <table:table-cell office:value-type="float" office:value="1332147">
                <text:p>1332147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264198">
                <text:p>2264198</text:p>
              </table:table-cell>
              <table:table-cell office:value-type="float" office:value="3215406">
                <text:p>321540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209429">
                <text:p>3209429</text:p>
              </table:table-cell>
              <table:table-cell office:value-type="float" office:value="2287485">
                <text:p>2287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MacOSX_X86_64 LibreOffice_project/bffef4ea93e59bebbeaf7f431bb02b1a39ee8a59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